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office:value-type="float" office:value="1" calcext:value-type="float">
            <text:p>1</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
          <table:table-cell table:style-name="ce2" office:value-type="date" office:date-value="2017-12-10" calcext:value-type="date">
            <text:p>2017-12-10</text:p>
          </table:table-cell>
          <table:table-cell table:number-columns-repeated="1023"/>
        </table:table-row>
        <table:table-row table:style-name="ro1">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1015"/>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9" calcext:value-type="float">
            <text:p>19</text:p>
          </table:table-cell>
          <table:table-cell office:value-type="float" office:value="0" calcext:value-type="float">
            <text:p>0</text:p>
          </table:table-cell>
          <table:table-cell office:value-type="float" office:value="2" calcext:value-type="float">
            <text:p>2</text:p>
          </table:table-cell>
          <table:table-cell office:value-type="float" office:value="12" calcext:value-type="float">
            <text:p>12</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9" calcext:value-type="float">
            <text:p>19</text:p>
          </table:table-cell>
          <table:table-cell table:formula="of:=SUM([.E2:.E9])" office:value-type="float" office:value="0" calcext:value-type="float">
            <text:p>0</text:p>
          </table:table-cell>
          <table:table-cell table:formula="of:=SUM([.F2:.F9])" office:value-type="float" office:value="2" calcext:value-type="float">
            <text:p>2</text:p>
          </table:table-cell>
          <table:table-cell table:formula="of:=SUM([.G2:.G9])" office:value-type="float" office:value="12" calcext:value-type="float">
            <text:p>12</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39" calcext:value-type="float">
            <text:p>339</text:p>
          </table:table-cell>
          <table:table-cell table:formula="of:=SUM([.D13:.I13])" office:value-type="float" office:value="118" calcext:value-type="float">
            <text:p>11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0" calcext:value-type="float">
            <text:p>40</text:p>
          </table:table-cell>
          <table:table-cell table:formula="of:=SUM([.E2:.E10])" office:value-type="float" office:value="25" calcext:value-type="float">
            <text:p>25</text:p>
          </table:table-cell>
          <table:table-cell table:formula="of:=SUM([.F2:.F10])" office:value-type="float" office:value="18" calcext:value-type="float">
            <text:p>18</text:p>
          </table:table-cell>
          <table:table-cell table:formula="of:=SUM([.G2:.G10])" office:value-type="float" office:value="32" calcext:value-type="float">
            <text:p>32</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515" calcext:value-type="float">
            <text:p>515</text:p>
          </table:table-cell>
          <table:table-cell table:formula="of:=SUM([.D14:.I14])" office:value-type="float" office:value="256" calcext:value-type="float">
            <text:p>25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375" calcext:value-type="float">
            <text:p>2.375</text:p>
          </table:table-cell>
          <table:table-cell table:formula="of:=([.E13]/[.E16])" office:value-type="float" office:value="0" calcext:value-type="float">
            <text:p>0</text:p>
          </table:table-cell>
          <table:table-cell table:formula="of:=([.F13]/[.F16])" office:value-type="float" office:value="0.166666666666667" calcext:value-type="float">
            <text:p>0.1666666666667</text:p>
          </table:table-cell>
          <table:table-cell table:formula="of:=([.G13]/[.G16])" office:value-type="float" office:value="1" calcext:value-type="float">
            <text:p>1</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3.625" calcext:value-type="float">
            <text:p>183.625</text:p>
          </table:table-cell>
          <table:table-cell table:formula="of:=SUM([.D17:.I17])" office:value-type="float" office:value="10.625" calcext:value-type="float">
            <text:p>10.625</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 calcext:value-type="float">
            <text:p>5</text:p>
          </table:table-cell>
          <table:table-cell table:formula="of:=([.E14]/[.E16])" office:value-type="float" office:value="3.125" calcext:value-type="float">
            <text:p>3.125</text:p>
          </table:table-cell>
          <table:table-cell table:formula="of:=([.F14]/[.F16])" office:value-type="float" office:value="1.5" calcext:value-type="float">
            <text:p>1.5</text:p>
          </table:table-cell>
          <table:table-cell table:formula="of:=([.G14]/[.G16])" office:value-type="float" office:value="2.66666666666667" calcext:value-type="float">
            <text:p>2.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5.041666666667" calcext:value-type="float">
            <text:p>225.041666666667</text:p>
          </table:table-cell>
          <table:table-cell table:formula="of:=SUM([.D18:.I18])" office:value-type="float" office:value="24.0416666666667" calcext:value-type="float">
            <text:p>24.0416666666667</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0">00/00/0000</text:date>, <text:time style:data-style-name="N2" text:time-value="14:58:05.9453284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0T20:42:09.124911807</dc:date>
    <meta:creation-date>2016-09-05T22:47:24Z</meta:creation-date>
    <meta:editing-cycles>1617</meta:editing-cycles>
    <meta:editing-duration>P33DT15H22M52S</meta:editing-duration>
    <meta:generator>LibreOffice/5.2.7.2$Linux_X86_64 LibreOffice_project/20m0$Build-2</meta:generator>
    <meta:document-statistic meta:table-count="4" meta:cell-count="4385" meta:object-count="0"/>
  </office:meta>
</office:document-meta>
</file>